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#10</text:p>
      <text:p text:style-name="P2"/>
      <text:p text:style-name="P3"><text:tab/>This project did not go so well. <text:s/>I understood and still understand the concept of a list. <text:s/>A node node makes sense. <text:s/>All of it does. <text:s/>I just did a terrible job doing this project I coded it all then attempted to test it with not much time left and was getting seg faults in a lot of places. <text:s/>Lesson learned, do not code everything without testing until the end.</text:p>
      <text:p text:style-name="P3"><text:tab/>I finished the array based over the weekend and I believe most of if not everything is working in that implementation of the list. <text:s/></text:p>
      <text:p text:style-name="P3"><text:tab/>The navigation and insertions of the list all SEEM to be working correctly. <text:s/>I could not test it very well due to time and my printing operator was not working. <text:s/></text:p>
      <text:p text:style-name="P3"/>
      <text:p text:style-name="P3"><text:tab/>I would have made sure to code this thing step by step instead of all at once then try to test it at once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22:54:31</meta:creation-date>
    <dc:date>2014-04-16T23:10:31</dc:date>
    <meta:editing-duration>P0D</meta:editing-duration>
    <meta:editing-cycles>1</meta:editing-cycles>
    <meta:document-statistic meta:table-count="0" meta:image-count="0" meta:object-count="0" meta:page-count="1" meta:paragraph-count="5" meta:word-count="150" meta:character-count="785" meta:non-whitespace-character-count="624"/>
    <meta:generator>LibreOffice/3.5$Linux_x86 LibreOffice_project/350m1$Build-2</meta:generator>
  </office:meta>
</office:document-meta>
</file>